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c5c5" officeooo:paragraph-rsid="000cc5c5"/>
    </style:style>
    <style:style style:name="P2" style:family="paragraph" style:parent-style-name="Standard">
      <style:text-properties officeooo:rsid="000ebc84" officeooo:paragraph-rsid="000ebc84"/>
    </style:style>
    <style:style style:name="P3" style:family="paragraph" style:parent-style-name="Standard">
      <style:text-properties officeooo:rsid="001028fc" officeooo:paragraph-rsid="001028fc"/>
    </style:style>
    <style:style style:name="P4" style:family="paragraph" style:parent-style-name="Standard">
      <style:text-properties officeooo:rsid="001028fc" officeooo:paragraph-rsid="001028fc"/>
    </style:style>
    <style:style style:name="P5" style:family="paragraph" style:parent-style-name="Standard">
      <style:text-properties officeooo:rsid="0010e14e" officeooo:paragraph-rsid="0010e14e"/>
    </style:style>
    <style:style style:name="T1" style:family="text">
      <style:text-properties officeooo:rsid="0010e14e"/>
    </style:style>
    <style:style style:name="T2" style:family="text">
      <style:text-properties officeooo:rsid="001288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Graphe</text:p>
      <text:p text:style-name="P1"/>
      <text:p text:style-name="P1"/>
      <text:p text:style-name="P1">Un graphe = ensemble de couple</text:p>
      <text:p text:style-name="P1"/>
      <text:p text:style-name="P1">Omega+ de vi est un ensemble de tous les fleches qui partent d’un sommet</text:p>
      <text:p text:style-name="P1"/>
      <text:p text:style-name="P1"/>
      <text:p text:style-name="P1">Formule de …..</text:p>
      <text:p text:style-name="P1"/>
      <text:p text:style-name="P2">un graphe simple = un graphe sans boucle et pas multi-graphe</text:p>
      <text:p text:style-name="P2"/>
      <text:p text:style-name="P2">non orienté = {}</text:p>
      <text:p text:style-name="P2">orienté = ()</text:p>
      <text:p text:style-name="P2"/>
      <text:p text:style-name="P2">graphe complet = un sommet et relier à tout</text:p>
      <text:p text:style-name="P1"/>
      <text:p text:style-name="P1">*********************Regarder CM************************</text:p>
      <text:p text:style-name="P1"/>
      <text:p text:style-name="P3">degre une arrête = 2x tous les arrête</text:p>
      <text:p text:style-name="P3"/>
      <text:p text:style-name="P3">graphe bi parti = graphe qui peut couper en deux</text:p>
      <text:p text:style-name="P3"/>
      <text:p text:style-name="P3">fonction de poids dans un graphe.</text:p>
      <text:p text:style-name="P3"/>
      <text:p text:style-name="P3">Circuit Eulérien <text:span text:style-name="T1">(multi_graphe + degré paire + non orienté + fini)</text:span></text:p>
      <text:p text:style-name="P3"/>
      <text:p text:style-name="P5">graphe eulérien</text:p>
      <text:p text:style-name="P5">chemin eulérien</text:p>
      <text:p text:style-name="P3"/>
      <text:p text:style-name="P3">passer par tout les arrêtes en passant par une unique arrête</text:p>
      <text:p text:style-name="P3"/>
      <text:p text:style-name="P3">chemin = les arrêtes par lesquelles on est passée</text:p>
      <text:p text:style-name="P3"/>
      <text:p text:style-name="P5">multi graphe connexe si </text:p>
      <text:p text:style-name="P5"/>
      <text:p text:style-name="P5">transitive = comme une relation de chales avec les graphe</text:p>
      <text:p text:style-name="P5">symétrique = </text:p>
      <text:p text:style-name="P5">réflective = </text:p>
      <text:p text:style-name="P5"/>
      <text:p text:style-name="P5">classe d’équivalence = </text:p>
      <text:p text:style-name="P5"/>
      <text:p text:style-name="P5">*******************regarder téléphone****************</text:p>
      <text:p text:style-name="P5"/>
      <text:p text:style-name="P5">Les classes d’équivalence forme une partition de l’ensemble</text:p>
      <text:p text:style-name="P5"/>
      <text:p text:style-name="P5">distance = le plus petit chemin entre un point et un autre</text:p>
      <text:p text:style-name="P5"/>
      <text:p text:style-name="P5"><text:s/>algo di<text:span text:style-name="T2">jks</text:span>tr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3:45:17.389000000</meta:creation-date>
    <dc:date>2024-01-31T14:25:54.911000000</dc:date>
    <meta:editing-duration>PT2H33M21S</meta:editing-duration>
    <meta:editing-cycles>5</meta:editing-cycles>
    <meta:generator>sFree_Office_for_Docs_and_PDF/7.4.2.3$Windows_X86_64 LibreOffice_project/382eef1f22670f7f4118c8c2dd222ec7ad009daf</meta:generator>
    <meta:document-statistic meta:table-count="0" meta:image-count="0" meta:object-count="0" meta:page-count="1" meta:paragraph-count="26" meta:word-count="157" meta:character-count="947" meta:non-whitespace-character-count="810"/>
  </office:meta>
</office:document-meta>
</file>